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2pt" fo:background-color="#ffffff" style:font-size-asian="12pt" style:font-size-complex="12pt"/>
    </style:style>
    <style:style style:name="P2" style:family="paragraph" style:parent-style-name="Standard">
      <style:text-properties fo:color="#000000" fo:font-size="12pt" officeooo:paragraph-rsid="0026f95b" fo:background-color="#ffffff" style:font-size-asian="12pt" style:font-size-complex="12pt"/>
    </style:style>
    <style:style style:name="P3" style:family="paragraph" style:parent-style-name="Standard">
      <style:text-properties fo:color="#000000" fo:font-size="12pt" officeooo:paragraph-rsid="0032feea" fo:background-color="#ffffff" style:font-size-asian="12pt" style:font-size-complex="12pt"/>
    </style:style>
    <style:style style:name="P4" style:family="paragraph" style:parent-style-name="Standard">
      <style:text-properties fo:color="#000000" fo:font-size="12pt" officeooo:paragraph-rsid="0033d626" fo:background-color="#ffffff" style:font-size-asian="12pt" style:font-size-complex="12pt"/>
    </style:style>
    <style:style style:name="P5" style:family="paragraph" style:parent-style-name="Standard">
      <style:text-properties fo:color="#000000" fo:font-size="12pt" officeooo:paragraph-rsid="003576c1" fo:background-color="#ffffff" style:font-size-asian="12pt" style:font-size-complex="12pt"/>
    </style:style>
    <style:style style:name="P6" style:family="paragraph" style:parent-style-name="Standard">
      <style:text-properties fo:color="#000000" fo:font-size="12pt" officeooo:paragraph-rsid="00372978" fo:background-color="#ffffff" style:font-size-asian="12pt" style:font-size-complex="12pt"/>
    </style:style>
    <style:style style:name="P7" style:family="paragraph" style:parent-style-name="Standard">
      <style:text-properties fo:color="#000000" fo:font-size="12pt" officeooo:paragraph-rsid="00381016" fo:background-color="#ffffff" style:font-size-asian="12pt" style:font-size-complex="12pt"/>
    </style:style>
    <style:style style:name="P8" style:family="paragraph" style:parent-style-name="Standard">
      <style:text-properties fo:color="#000000" fo:font-size="12pt" officeooo:paragraph-rsid="0038c8be" fo:background-color="#ffffff" style:font-size-asian="12pt" style:font-size-complex="12pt"/>
    </style:style>
    <style:style style:name="P9" style:family="paragraph" style:parent-style-name="Standard">
      <style:text-properties fo:color="#000000" fo:font-size="12pt" officeooo:paragraph-rsid="003ab9b4" fo:background-color="#ffffff" style:font-size-asian="12pt" style:font-size-complex="12pt"/>
    </style:style>
    <style:style style:name="P10" style:family="paragraph" style:parent-style-name="Standard">
      <style:text-properties fo:color="#000000" fo:font-size="12pt" officeooo:paragraph-rsid="003bcf26" fo:background-color="#ffffff" style:font-size-asian="12pt" style:font-size-complex="12pt"/>
    </style:style>
    <style:style style:name="P11" style:family="paragraph" style:parent-style-name="Standard">
      <style:text-properties fo:color="#000000" fo:font-size="12pt" officeooo:paragraph-rsid="003d5fc9" fo:background-color="#ffffff" style:font-size-asian="12pt" style:font-size-complex="12pt"/>
    </style:style>
    <style:style style:name="P12" style:family="paragraph" style:parent-style-name="Standard">
      <style:text-properties fo:color="#000000" fo:font-size="12pt" officeooo:paragraph-rsid="003d75b9" fo:background-color="#ffffff" style:font-size-asian="12pt" style:font-size-complex="12pt"/>
    </style:style>
    <style:style style:name="P13" style:family="paragraph" style:parent-style-name="Standard">
      <style:text-properties fo:color="#000000" fo:font-size="12pt" officeooo:rsid="0032feea" officeooo:paragraph-rsid="0033d626" fo:background-color="#ffffff" style:font-size-asian="12pt" style:font-size-complex="12pt"/>
    </style:style>
    <style:style style:name="P14" style:family="paragraph" style:parent-style-name="Standard">
      <style:text-properties fo:color="#000000" fo:font-size="12pt" officeooo:rsid="00381016" officeooo:paragraph-rsid="003bcf26" fo:background-color="#ffffff" style:font-size-asian="12pt" style:font-size-complex="12pt"/>
    </style:style>
    <style:style style:name="P15" style:family="paragraph" style:parent-style-name="Standard">
      <style:text-properties fo:color="#000000" fo:font-size="12pt" officeooo:paragraph-rsid="0040b9b2" fo:background-color="#ffffff" style:font-size-asian="12pt" style:font-size-complex="12pt"/>
    </style:style>
    <style:style style:name="P16" style:family="paragraph" style:parent-style-name="Standard">
      <style:text-properties fo:color="#000000" fo:font-size="12pt" officeooo:paragraph-rsid="004249e7" fo:background-color="#ffffff" style:font-size-asian="12pt" style:font-size-complex="12pt"/>
    </style:style>
    <style:style style:name="P17" style:family="paragraph" style:parent-style-name="Standard">
      <style:text-properties fo:color="#000000" fo:font-size="12pt" officeooo:paragraph-rsid="00438687" fo:background-color="#ffffff" style:font-size-asian="12pt" style:font-size-complex="12pt"/>
    </style:style>
    <style:style style:name="P18" style:family="paragraph" style:parent-style-name="Standard">
      <style:text-properties fo:color="#000000" fo:font-size="12pt" officeooo:paragraph-rsid="0044ba03" fo:background-color="#ffffff" style:font-size-asian="12pt" style:font-size-complex="12pt"/>
    </style:style>
    <style:style style:name="P19" style:family="paragraph" style:parent-style-name="Standard">
      <style:text-properties fo:color="#000000" fo:font-size="12pt" officeooo:paragraph-rsid="00460068" fo:background-color="#ffffff" style:font-size-asian="12pt" style:font-size-complex="12pt"/>
    </style:style>
    <style:style style:name="P20" style:family="paragraph" style:parent-style-name="Standard">
      <style:text-properties fo:color="#000000" fo:font-size="14pt" officeooo:paragraph-rsid="004ab02a" fo:background-color="#ffffff" style:font-size-asian="14pt" style:font-size-complex="14pt"/>
    </style:style>
    <style:style style:name="P21" style:family="paragraph" style:parent-style-name="Heading_20_3">
      <style:text-properties fo:color="#000000" fo:font-size="12pt" officeooo:paragraph-rsid="002d8b3d" fo:background-color="#ffffff" style:font-size-asian="12pt" style:font-size-complex="12pt"/>
    </style:style>
    <style:style style:name="P22" style:family="paragraph" style:parent-style-name="Standard">
      <style:text-properties fo:color="#000000" fo:font-size="12pt" fo:background-color="#ffffff" style:font-size-asian="12pt" style:font-size-complex="12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color="#ce181e" fo:font-size="16pt" style:font-size-asian="14pt" style:font-size-complex="16pt"/>
    </style:style>
    <style:style style:name="T3" style:family="text">
      <style:text-properties fo:color="#ce181e" fo:font-size="22pt" style:font-size-asian="22pt" style:font-size-complex="22pt"/>
    </style:style>
    <style:style style:name="T4" style:family="text">
      <style:text-properties officeooo:rsid="00201263"/>
    </style:style>
    <style:style style:name="T5" style:family="text">
      <style:text-properties officeooo:rsid="002f7197"/>
    </style:style>
    <style:style style:name="T6" style:family="text">
      <style:text-properties officeooo:rsid="00313697"/>
    </style:style>
    <style:style style:name="T7" style:family="text">
      <style:text-properties officeooo:rsid="0032feea"/>
    </style:style>
    <style:style style:name="T8" style:family="text">
      <style:text-properties officeooo:rsid="0033d626"/>
    </style:style>
    <style:style style:name="T9" style:family="text">
      <style:text-properties officeooo:rsid="003576c1"/>
    </style:style>
    <style:style style:name="T10" style:family="text">
      <style:text-properties officeooo:rsid="00372978"/>
    </style:style>
    <style:style style:name="T11" style:family="text">
      <style:text-properties officeooo:rsid="00381016"/>
    </style:style>
    <style:style style:name="T12" style:family="text">
      <style:text-properties officeooo:rsid="0038c8be"/>
    </style:style>
    <style:style style:name="T13" style:family="text">
      <style:text-properties fo:color="#21409a"/>
    </style:style>
    <style:style style:name="T14" style:family="text">
      <style:text-properties fo:color="#aa55a1"/>
    </style:style>
    <style:style style:name="T15" style:family="text">
      <style:text-properties fo:color="#aa55a1" fo:font-size="14pt" style:font-size-asian="14pt" style:font-size-complex="14pt"/>
    </style:style>
    <style:style style:name="T16" style:family="text">
      <style:text-properties fo:color="#aa55a1" fo:font-size="14pt" officeooo:rsid="00372978" style:font-size-asian="14pt" style:font-size-complex="14pt"/>
    </style:style>
    <style:style style:name="T17" style:family="text">
      <style:text-properties fo:color="#aa55a1" fo:font-size="14pt" officeooo:rsid="00381016" style:font-size-asian="14pt" style:font-size-complex="14pt"/>
    </style:style>
    <style:style style:name="T18" style:family="text">
      <style:text-properties fo:color="#aa55a1" fo:font-size="15pt" style:font-size-asian="15pt" style:font-size-complex="15pt"/>
    </style:style>
    <style:style style:name="T19" style:family="text">
      <style:text-properties fo:color="#aa55a1" fo:font-size="15pt" officeooo:rsid="004249e7" style:font-size-asian="15pt" style:font-size-complex="15pt"/>
    </style:style>
    <style:style style:name="T20" style:family="text">
      <style:text-properties fo:color="#aa55a1" fo:font-size="15pt" officeooo:rsid="00438687" style:font-size-asian="15pt" style:font-size-complex="15pt"/>
    </style:style>
    <style:style style:name="T21" style:family="text">
      <style:text-properties fo:color="#aa55a1" fo:font-size="15pt" officeooo:rsid="0044ba03" style:font-size-asian="15pt" style:font-size-complex="15pt"/>
    </style:style>
    <style:style style:name="T22" style:family="text">
      <style:text-properties fo:color="#aa55a1" officeooo:rsid="00460068"/>
    </style:style>
    <style:style style:name="T23" style:family="text">
      <style:text-properties fo:color="#ed1c24"/>
    </style:style>
    <style:style style:name="T24" style:family="text">
      <style:text-properties fo:color="#ed1c24" officeooo:rsid="00372978"/>
    </style:style>
    <style:style style:name="T25" style:family="text">
      <style:text-properties fo:color="#ed1c24" fo:font-size="15pt" style:font-size-asian="15pt" style:font-size-complex="15pt"/>
    </style:style>
    <style:style style:name="T26" style:family="text">
      <style:text-properties fo:color="#ed1c24" fo:font-size="15pt" officeooo:rsid="004249e7" style:font-size-asian="15pt" style:font-size-complex="15pt"/>
    </style:style>
    <style:style style:name="T27" style:family="text">
      <style:text-properties fo:color="#ed1c24" fo:font-size="14pt" officeooo:rsid="00372978" style:font-size-asian="14pt" style:font-size-complex="14pt"/>
    </style:style>
    <style:style style:name="T28" style:family="text">
      <style:text-properties fo:color="#ed1c24" officeooo:rsid="0044ba03"/>
    </style:style>
    <style:style style:name="T29" style:family="text">
      <style:text-properties fo:font-size="15pt" officeooo:rsid="00460068" style:font-size-asian="15pt" style:font-size-complex="15pt"/>
    </style:style>
    <style:style style:name="T30" style:family="text">
      <style:text-properties fo:font-size="15pt" officeooo:rsid="004249e7" style:font-size-asian="15pt" style:font-size-complex="15pt"/>
    </style:style>
    <style:style style:name="T31" style:family="text">
      <style:text-properties officeooo:rsid="004249e7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officeooo:rsid="00460068"/>
    </style:style>
    <style:style style:name="T34" style:family="text">
      <style:text-properties fo:color="#f58220" officeooo:rsid="00460068"/>
    </style:style>
    <style:style style:name="T35" style:family="text">
      <style:text-properties fo:color="#f58220" officeooo:rsid="00478655"/>
    </style:style>
    <style:style style:name="T36" style:family="text">
      <style:text-properties fo:color="#f58220" officeooo:rsid="004249e7"/>
    </style:style>
    <style:style style:name="T37" style:family="text">
      <style:text-properties fo:color="#f58220" officeooo:rsid="004ab02a"/>
    </style:style>
    <style:style style:name="T38" style:family="text">
      <style:text-properties fo:background-color="#ffffff" loext:char-shading-value="0"/>
    </style:style>
    <style:style style:name="T39" style:family="text">
      <style:text-properties fo:color="#ef413d" fo:font-size="14pt" style:font-size-asian="14pt" style:font-size-complex="14pt"/>
    </style:style>
    <style:style style:name="T40" style:family="text">
      <style:text-properties fo:color="#ef413d" fo:font-size="14pt" fo:background-color="#ffffff" loext:char-shading-value="0" style:font-size-asian="14pt" style:font-size-complex="14pt"/>
    </style:style>
    <style:style style:name="T41" style:family="text">
      <style:text-properties officeooo:rsid="00471e81"/>
    </style:style>
    <style:style style:name="T42" style:family="text">
      <style:text-properties officeooo:rsid="00478655"/>
    </style:style>
    <style:style style:name="T43" style:family="text">
      <style:text-properties fo:color="#000000" fo:font-size="12pt" fo:background-color="#ffffff" loext:char-shading-value="0" style:font-size-asian="12pt" style:font-size-complex="12pt"/>
    </style:style>
    <style:style style:name="T44" style:family="text">
      <style:text-properties officeooo:rsid="004f3c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 <text:s text:c="4"/><text:span text:style-name="T1"><text:s text:c="11"/></text:span><text:span text:style-name="T2"><text:s/><text:tab/></text:span><text:span text:style-name="T3">面 向 对 象</text:span></text:p>
      <text:p text:style-name="Standard"><text:span text:style-name="T43"><text:title/></text:span><text:span text:style-name="T43">例：我们吃烤鸭</text:span></text:p>
      <text:p text:style-name="P1">面向过程：</text:p>
      <text:p text:style-name="P1"><text:tab/><text:tab/> <text:s/><text:span text:style-name="T4">1：养鸭子</text:span></text:p>
      <text:p text:style-name="P1"><text:tab/><text:tab/> <text:s/><text:span text:style-name="T5">2：每天喂鸭子，</text:span></text:p>
      <text:p text:style-name="P1"><text:tab/><text:tab/> <text:s/><text:span text:style-name="T5">3：鸭子长大</text:span></text:p>
      <text:p text:style-name="P2"><text:tab/><text:tab/> <text:s/><text:span text:style-name="T5">4：买工具宰鸭子</text:span></text:p>
      <text:p text:style-name="P2"><text:tab/><text:tab/> <text:s/><text:span text:style-name="T5">5：清洗鸭子</text:span></text:p>
      <text:p text:style-name="P1"><text:tab/><text:tab/> <text:s/><text:span text:style-name="T5">6：买调料做鸭子</text:span></text:p>
      <text:p text:style-name="P1"><text:tab/><text:tab/> <text:s/><text:span text:style-name="T5">7：准备用餐的工具</text:span><text:tab/></text:p>
      <text:p text:style-name="P1"><text:tab/><text:tab/> <text:s/><text:span text:style-name="T5">8：最后就可以吃鸭子了</text:span></text:p>
      <text:p text:style-name="P1"><text:tab/><text:tab/> <text:s text:c="2"/>以上简述了过程<text:span text:style-name="T5">，详细步骤省略 … … … </text:span></text:p>
      <text:p text:style-name="P1">面向对象：</text:p>
      <text:p text:style-name="P1"><text:tab/><text:tab/> <text:s/><text:span text:style-name="T4">1：找卖烤鸭的店面</text:span></text:p>
      <text:p text:style-name="P1"><text:tab/><text:tab/> <text:s/><text:span text:style-name="T4">2：付账购买烤鸭</text:span></text:p>
      <text:p text:style-name="P1"><text:tab/><text:tab/> <text:s/><text:span text:style-name="T4">3：然后就可以吃了</text:span></text:p>
      <text:p text:style-name="P1">相比面向过程的流程面向对象就要简单多了，在面向过程中我们发现一个非常严重的问题。如果按照面向过程来讲，我们需要付出大量的精力和时间，这样问题就来了，鸭子养大了，我不想吃烤鸭了，我想吃烤羊排… … 那行吧我再养只羊，羊养大了… … 我又不想吃羊排了，我想吃祁老师家的拉布拉多（此点纯属虚构，拉布拉多丢了与本单位无关） …等等 … 可以看出随着需求的变化，过程想要变化就得从最开始发生改变，但是面向对象的流程就不一样了，我们可以直接寻找到我们需求的店面付账购买，直接享用，相比较而言面向对象简捷了过程，减少了精力的付出，可以更迅速应对各种需求变化的处理。</text:p>
      <text:p text:style-name="P1">接下来我们开始深入面向对象<text:span text:style-name="T6">：</text:span></text:p>
      <text:p text:style-name="P1">根据所学始思开考<text:span text:style-name="T44">：</text:span></text:p>
      <text:p text:style-name="P1"><text:tab/>一<text:span text:style-name="T7">，分而治之</text:span></text:p>
      <text:p text:style-name="P1"><text:tab/><text:span text:style-name="T9">1，</text:span><text:tab/>鸭子我不养<text:span text:style-name="T7">(高深莫测不会养！)</text:span></text:p>
      <text:p text:style-name="P1"><text:tab/><text:tab/>问题来了<text:span text:style-name="T7">：谁来养？<text:tab/><text:tab/>分配出去，交给养鸭场专业养鸭子的 ：<text:tab/><text:tab/>饲养员</text:span></text:p>
      <text:p text:style-name="P1"><text:tab/><text:span text:style-name="T9">2，</text:span><text:tab/>鸭子养大了我也不宰<text:span text:style-name="T7">（没宰过啊！）</text:span></text:p>
      <text:p text:style-name="P4"><text:tab/><text:tab/>血淋漓的鸭子更不想洗<text:span text:style-name="T8">（伤害弱小的心灵）</text:span></text:p>
      <text:p text:style-name="P3"><text:tab/><text:tab/>问题来了<text:span text:style-name="T7">：谁屠宰鸭子那？<text:tab/>分配出去，交给鸭子屠宰场刽子手：<text:tab/><text:tab/> <text:s/>屠夫</text:span></text:p>
      <text:p text:style-name="P3"><text:tab/><text:tab/><text:tab/><text:tab/> <text:s text:c="6"/>清洗也不是问题<text:span text:style-name="T8">：分配出去<text:tab/>，交给鸭子屠宰场清洁人员： <text:s text:c="7"/>清洁员</text:span></text:p>
      <text:p text:style-name="P13"><text:tab/>3<text:tab/>鸭子宰好了我也不做（高级厨师，任性就不做！）</text:p>
      <text:p text:style-name="P4"><text:tab/><text:tab/>准备用餐工具<text:span text:style-name="T8">，清洗锅碗瓢盆（不干）</text:span></text:p>
      <text:p text:style-name="P4"><text:tab/><text:tab/>问题来了<text:span text:style-name="T8">：谁做鸭子那？ 分配出去，交给全聚德的专业大厨： <text:s text:c="2"/><text:tab/><text:tab/> <text:s text:c="2"/>厨师</text:span></text:p>
      <text:p text:style-name="P13"><text:tab/><text:tab/> <text:s text:c="2"/><text:tab/><text:tab/><text:tab/>用餐工具？ <text:s text:c="3"/>分配出去， <text:s/>交给全聚德烤鸭店服务员：<text:tab/> <text:s text:c="2"/>服务员</text:p>
      <text:p text:style-name="P4"><text:tab/><text:tab/>然后我们只需要<text:span text:style-name="T9">：</text:span></text:p>
      <text:p text:style-name="P5"><text:tab/><text:tab/><text:tab/><text:tab/><text:tab/><text:tab/><text:tab/><text:span text:style-name="T9">1，寻找全聚德店面用餐</text:span></text:p>
      <text:p text:style-name="P5"><text:tab/><text:tab/><text:tab/><text:tab/><text:tab/><text:tab/><text:tab/><text:span text:style-name="T9">2，</text:span><text:tab/>结账回家</text:p>
      <text:p text:style-name="P6"><text:tab/>二<text:span text:style-name="T10">，封装，继承，多态</text:span></text:p>
      <text:p text:style-name="P6"><text:soft-page-break/><text:tab/><text:tab/><text:span text:style-name="T28">目的</text:span><text:span text:style-name="T24">：</text:span><text:span text:style-name="T23">变化的地方独立封装</text:span><text:span text:style-name="T24">，单一职责达到高内聚，低关联低依赖达到低耦合</text:span></text:p>
      <text:p text:style-name="P10"><text:tab/><text:tab/>想吃什么<text:span text:style-name="T10">？变化的地方就是养什么的地方，封装变化点，抽象化总结为：</text:span></text:p>
      <text:p text:style-name="P10"><text:span text:style-name="T10"><text:tab/><text:tab/><text:tab/><text:tab/><text:tab/><text:tab/><text:tab/><text:tab/><text:tab/><text:tab/></text:span><text:span text:style-name="T16">养殖品种</text:span><text:span text:style-name="T13"><text:tab/></text:span><text:tab/><text:tab/></text:p>
      <text:p text:style-name="P10"><text:tab/><text:tab/>屠宰什么<text:span text:style-name="T11">？变化的地方就是</text:span>什么地方屠宰什么<text:span text:style-name="T11">，封装变化点，抽象化总结为：</text:span></text:p>
      <text:p text:style-name="P10"><text:span text:style-name="T11"><text:tab/><text:tab/><text:tab/><text:tab/><text:tab/><text:tab/><text:tab/><text:tab/><text:tab/><text:tab/></text:span><text:span text:style-name="T17">屠宰场</text:span></text:p>
      <text:p text:style-name="P7"><text:tab/><text:tab/>怎么做<text:span text:style-name="T11">？做了怎么吃？</text:span></text:p>
      <text:p text:style-name="P14"><text:tab/><text:tab/>变化的地方共性是卖什么的店面（支持店面就餐），封装变化点，抽象化总结为：</text:p>
      <text:p text:style-name="P10"><text:span text:style-name="T11"><text:tab/><text:tab/><text:tab/><text:tab/><text:tab/><text:tab/><text:tab/><text:tab/><text:tab/><text:tab/> <text:s/></text:span><text:span text:style-name="T17">店面</text:span></text:p>
      <text:p text:style-name="P7"/>
      <text:p text:style-name="P8"><text:tab/><text:tab/></text:p>
      <text:p text:style-name="P8"><text:tab/><text:tab/><text:tab/><text:tab/> <text:s text:c="4"/><text:span text:style-name="T25">养殖场 </text:span><text:span text:style-name="T26">：比作模块</text:span></text:p>
      <text:p text:style-name="P15"><text:tab/><text:tab/><text:tab/><text:tab/> <text:s text:c="3"/><text:span text:style-name="T23"><text:s/></text:span><text:span text:style-name="T27">养殖品种</text:span><text:span text:style-name="T32">（</text:span><text:span text:style-name="T15">父类</text:span><text:span text:style-name="T32">）</text:span>： <text:span text:style-name="T12">职责单一，减少了与屠宰品种的耦合度</text:span></text:p>
      <text:p text:style-name="P15"><text:tab/><text:tab/><text:tab/><text:tab/><text:tab/><text:tab/><text:tab/><text:tab/><text:tab/><text:tab/> <text:s/><text:span text:style-name="T12">方便了屠宰品种的更换</text:span> <text:span text:style-name="T42">（</text:span><text:span text:style-name="T35">单一职责</text:span><text:span text:style-name="T42">）</text:span></text:p>
      <text:p text:style-name="P11"><text:tab/><text:tab/><text:tab/><text:tab/><text:tab/><text:tab/><text:tab/><text:tab/><text:tab/><text:tab/> <text:s/>隔离了养殖场和品种之间的变化点</text:p>
      <text:p text:style-name="P12"><text:tab/><text:tab/><text:tab/><text:tab/><text:tab/><text:tab/><text:tab/><text:tab/><text:tab/><text:tab/> <text:s/><text:span text:style-name="T14">屠宰场</text:span>可直接调用养殖场的<text:span text:style-name="T14">养殖品种</text:span>（<text:span text:style-name="T14">父类</text:span>）</text:p>
      <text:p text:style-name="P12"><text:tab/><text:tab/><text:tab/><text:tab/><text:tab/><text:tab/><text:tab/><text:tab/><text:tab/><text:tab/> <text:s/>品种（<text:span text:style-name="T14">子类</text:span>）的变化不会影响<text:span text:style-name="T14">屠宰场</text:span>的调用。</text:p>
      <text:p text:style-name="P9"/>
      <text:p text:style-name="P11"><text:tab/><text:tab/><text:tab/><text:tab/> <text:s text:c="3"/><text:span text:style-name="T40"><text:s/>鸡</text:span><text:span text:style-name="T38">（</text:span><text:span text:style-name="T14">子类</text:span>），<text:span text:style-name="T39">鸭</text:span>（<text:span text:style-name="T14">子类</text:span>），<text:span text:style-name="T39">鱼</text:span>（<text:span text:style-name="T14">子类</text:span>），<text:span text:style-name="T39">拉布拉多</text:span>（<text:span text:style-name="T14">子类</text:span>）… …</text:p>
      <text:p text:style-name="P12"><text:span text:style-name="T14"><text:tab/><text:tab/><text:tab/><text:tab/><text:tab/><text:tab/><text:tab/></text:span>：<text:span text:style-name="T14"> <text:s/>屠宰场</text:span>调用<text:span text:style-name="T14">养殖品种</text:span>（<text:span text:style-name="T14">父类</text:span>）是同一种行为，</text:p>
      <text:p text:style-name="P12"><text:tab/><text:tab/><text:tab/><text:tab/><text:tab/><text:tab/><text:tab/>： <text:s/><text:span text:style-name="T14">养殖品种（父类</text:span>）在不同的品种（<text:span text:style-name="T14">子类</text:span>）有着不同的实现</text:p>
      <text:p text:style-name="P19"><text:tab/><text:tab/><text:tab/><text:tab/><text:tab/><text:tab/><text:tab/>： <text:s/>就是体现了<text:span text:style-name="T14">继承</text:span>的<text:span text:style-name="T14">多态</text:span><text:span text:style-name="T22">。</text:span></text:p>
      <text:p text:style-name="P19"><text:span text:style-name="T22"><text:tab/><text:tab/><text:tab/><text:tab/><text:tab/><text:tab/><text:tab/></text:span><text:span text:style-name="T33">：子类增加新品种，不会改变屠宰场原有工作，（</text:span><text:span text:style-name="T34">开闭原则</text:span><text:span text:style-name="T33">）</text:span></text:p>
      <text:p text:style-name="P1"><text:tab/><text:tab/></text:p>
      <text:p text:style-name="P1"><text:tab/><text:tab/><text:tab/><text:tab/><text:tab/></text:p>
      <text:p text:style-name="P19"><text:tab/> <text:s text:c="5"/><text:tab/><text:tab/><text:tab/> <text:s text:c="4"/><text:span text:style-name="T25">屠宰场</text:span><text:span text:style-name="T26">： 比作模块</text:span><text:span text:style-name="T29">（分析如上</text:span><text:span text:style-name="T30">… <text:s/>… 略过… <text:s/>… </text:span><text:span text:style-name="T29">）</text:span></text:p>
      <text:p text:style-name="P16"><text:span text:style-name="T25"><text:tab/><text:tab/><text:tab/><text:tab/><text:tab/><text:tab/><text:tab/> <text:s text:c="2"/></text:span><text:span text:style-name="T18"><text:s/>屠夫 </text:span><text:span text:style-name="T19">：（类）：</text:span><text:span text:style-name="T25"> </text:span><text:span text:style-name="T18">屠宰方法</text:span><text:span text:style-name="T19">（实例方法）</text:span></text:p>
      <text:p text:style-name="P16"><text:span text:style-name="T19"><text:tab/><text:tab/><text:tab/><text:tab/><text:tab/><text:tab/><text:tab/></text:span><text:span text:style-name="T26"> <text:s text:c="3"/></text:span><text:span text:style-name="T19">清洁员：（类）：清洗方法</text:span></text:p>
      <text:p text:style-name="P19"><text:span text:style-name="T18"><text:s/><text:tab/><text:tab/><text:tab/><text:tab/> <text:s/></text:span><text:span text:style-name="T25"><text:s text:c="2"/>店面 </text:span><text:span text:style-name="T26">：比作模块 <text:s text:c="2"/></text:span><text:span text:style-name="T19"><text:s/></text:span><text:span text:style-name="T29">（分析如上</text:span><text:span text:style-name="T30">… <text:s/>… 略过… <text:s/>… </text:span><text:span text:style-name="T29">）</text:span></text:p>
      <text:p text:style-name="P16"><text:span text:style-name="T19"><text:tab/><text:tab/><text:tab/><text:tab/><text:tab/> <text:s text:c="11"/>全聚德</text:span><text:span text:style-name="T20">(鸭子)</text:span><text:span text:style-name="T19">：（类） ：… <text:s/>… 略过… <text:s/>… </text:span></text:p>
      <text:p text:style-name="P17"><text:tab/><text:tab/><text:tab/><text:tab/><text:tab/><text:tab/><text:tab/> <text:span text:style-name="T15">松鹤楼（松鼠鳜鱼）：（类）：</text:span><text:span text:style-name="T19">… <text:s/>… 略过… <text:s/>…</text:span></text:p>
      <text:p text:style-name="P18"><text:span text:style-name="T19"><text:tab/><text:tab/><text:tab/><text:tab/><text:tab/><text:tab/><text:tab/> 同和居</text:span><text:span text:style-name="T21">（贵妃鸡）：（类）：</text:span><text:span text:style-name="T19">… <text:s/>… 略过… <text:s/>…</text:span></text:p>
      <text:p text:style-name="P20"><text:span text:style-name="T31">总结：鸡鸭鱼等替换养殖品种后依旧被屠宰场处理，养殖品种原有的功能依旧保持着原来的功能（被处理掉），（</text:span><text:span text:style-name="T36">里氏替换</text:span><text:span text:style-name="T37">：</text:span><text:span text:style-name="T31">体现的不是太明显）</text:span></text:p>
      <text:p text:style-name="P20">最后<text:span text:style-name="T41">本人就可以任意的选择不同的店面，由于我们依赖的是抽象的店面， 所以无论如何选择，实现的方面是店面，屠宰场，养殖场（</text:span><text:span text:style-name="T35">依赖倒置</text:span><text:span text:style-name="T42">）。<text:tab/></text:span></text:p>
      <text:p text:style-name="P20"><text:span text:style-name="T31">养殖场向屠宰场传递养殖品种，屠宰场向店面传递半成品，店面向 客户传递成品，数 据传递较少，关联低依赖低，低耦合的效果也就出现了，各个模块也都是在执行自己的职责，从而完成自己的任务，也就是所谓的高内聚了，看似互</text:span><text:soft-page-break/><text:span text:style-name="T31">不关联，实则相辅相成，只是简捷了各个环节的关系，方便了各个部门的工作不相互牵连。</text:span></text:p>
      <text:p text:style-name="P20"><text:span text:style-name="T42"><text:tab/> <text:tab/><text:tab/></text:span><text:tab/><text:tab/><text:tab/></text:p>
      <text:p text:style-name="P1"><text:tab/> <text:s text:c="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1" text:outline-level="3"><text:soft-page-break/>开-闭原则（目标、总的指导思想） </text:h>
      <text:h text:style-name="P21" text:outline-level="3">类的单一职责（一个类的定义）</text:h>
      <text:h text:style-name="P21" text:outline-level="3">依赖倒置（依赖抽象）</text:h>
      <text:h text:style-name="P21" text:outline-level="3">组合复用原则（复用的最佳实践）</text:h>
      <text:h text:style-name="P21" text:outline-level="3"><text:s/>里氏替换（继承后的重写，指导继承的设计）</text:h>
      <text:h text:style-name="P21" text:outline-level="3">迪米特法则（类与类交互的原则） </text:h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08:07:33.034806226</meta:creation-date>
    <dc:date>2019-05-23T13:39:12.558723345</dc:date>
    <meta:editing-duration>PT20H8M45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4" meta:paragraph-count="75" meta:word-count="1551" meta:character-count="2040" meta:non-whitespace-character-count="1551"/>
  </office:meta>
</office:document-meta>
</file>